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118.26pt"/>
    </style:style>
    <style:style style:name="co3" style:family="table-column">
      <style:table-column-properties fo:break-before="auto" style:column-width="38.01pt"/>
    </style:style>
    <style:style style:name="co4" style:family="table-column">
      <style:table-column-properties fo:break-before="auto" style:column-width="56.89pt"/>
    </style:style>
    <style:style style:name="co5" style:family="table-column">
      <style:table-column-properties fo:break-before="auto" style:column-width="59.7pt"/>
    </style:style>
    <style:style style:name="co6" style:family="table-column">
      <style:table-column-properties fo:break-before="auto" style:column-width="60.66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61.6pt"/>
    </style:style>
    <style:style style:name="co9" style:family="table-column">
      <style:table-column-properties fo:break-before="auto" style:column-width="63.44pt"/>
    </style:style>
    <style:style style:name="co10" style:family="table-column">
      <style:table-column-properties fo:break-before="auto" style:column-width="65.31pt"/>
    </style:style>
    <style:style style:name="co11" style:family="table-column">
      <style:table-column-properties fo:break-before="auto" style:column-width="48.19pt"/>
    </style:style>
    <style:style style:name="co12" style:family="table-column">
      <style:table-column-properties fo:break-before="auto" style:column-width="15.05pt"/>
    </style:style>
    <style:style style:name="co13" style:family="table-column">
      <style:table-column-properties fo:break-before="auto" style:column-width="42.04pt"/>
    </style:style>
    <style:style style:name="co14" style:family="table-column">
      <style:table-column-properties fo:break-before="auto" style:column-width="57.6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8.3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18.65pt" fo:break-before="auto" style:use-optimal-row-height="false"/>
    </style:style>
    <style:style style:name="ro5" style:family="table-row">
      <style:table-row-properties style:row-height="60.6pt" fo:break-before="auto" style:use-optimal-row-height="false"/>
    </style:style>
    <style:style style:name="ro6" style:family="table-row">
      <style:table-row-properties style:row-height="58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20.3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15.59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82.4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4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8"/>
    </style:style>
    <style:style style:name="ce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7"/>
    </style:style>
    <style:style style:name="ce7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8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2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MOD(ROW();2)=0)" style:apply-style-name="ConditionalStyle_5f_2" style:base-cell-address="Match.B3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7"/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8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6" style:family="table-cell" style:parent-style-name="Default">
      <style:table-cell-properties fo:background-color="transparent" style:rotation-align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7" style:family="table-cell" style:parent-style-name="Default">
      <style:table-cell-properties style:text-align-source="fix" style:repeat-content="false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18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start" fo:margin-left="0pt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20" style:family="table-cell" style:parent-style-name="Default">
      <style:table-cell-properties fo:background-color="#1c1c1c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C8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C18"/>
    </style:style>
    <style:style style:name="ce24" style:family="table-cell" style:parent-style-name="Default">
      <style:table-cell-properties fo:background-color="#1c1c1c" style:diagonal-bl-tr="none" style:diagonal-tl-br="none" fo:border="0.74pt solid #000000" style:rotation-align="none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1c1c1c" style:diagonal-bl-tr="none" style:diagonal-tl-br="none" fo:border="0.99pt solid #000000" style:rotation-align="none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H18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3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7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8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10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L18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1"/>
    </style:style>
    <style:style style:name="ce37" style:family="table-cell" style:parent-style-name="Default">
      <style:table-cell-properties fo:border-bottom="0.06pt solid #000000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39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0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3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6" style:family="table-cell" style:parent-style-name="Default">
      <style:table-cell-properties fo:background-color="#000000"/>
    </style:style>
    <style:style style:name="ce47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I3"/>
    </style:style>
    <style:style style:name="ce5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I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Sheet ID:</text:p>
          </table:table-cell>
          <table:table-cell table:style-name="ce9" table:number-columns-repeated="10"/>
          <table:table-cell table:style-name="ce32"/>
          <table:table-cell table:number-columns-repeated="1012"/>
        </table:table-row>
        <table:table-row table:style-name="ro2">
          <table:table-cell table:style-name="ce2" office:value-type="string" calcext:value-type="string">
            <text:p>Heat Scouting</text:p>
          </table:table-cell>
          <table:table-cell table:style-name="ce10"/>
          <table:table-cell table:style-name="ce10" office:value-type="string" calcext:value-type="string">
            <text:p>(1=yes, 2=no) (X's = digits) (r=just robot, t= tote, c=can, 0 = none)</text:p>
          </table:table-cell>
          <table:table-cell table:style-name="ce10" table:number-columns-repeated="8"/>
          <table:table-cell table:style-name="ce33"/>
          <table:table-cell table:number-columns-repeated="1012"/>
        </table:table-row>
        <table:table-row table:style-name="ro3">
          <table:table-cell table:style-name="ce3" office:value-type="string" calcext:value-type="string">
            <text:p>Heat Number</text:p>
          </table:table-cell>
          <table:table-cell table:style-name="ce11"/>
          <table:table-cell table:style-name="ce19" office:value-type="string" calcext:value-type="string">
            <text:p>XXX</text:p>
          </table:table-cell>
          <table:table-cell table:style-name="ce19" table:number-columns-repeated="5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Alliance</text:p>
          </table:table-cell>
          <table:table-cell table:style-name="ce12"/>
          <table:table-cell table:style-name="ce19" office:value-type="string" calcext:value-type="string">
            <text:p>B/R</text:p>
          </table:table-cell>
          <table:table-cell table:style-name="ce19" table:number-columns-repeated="5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Team</text:p>
          </table:table-cell>
          <table:table-cell table:style-name="ce11"/>
          <table:table-cell table:style-name="ce19" office:value-type="string" calcext:value-type="string">
            <text:p>XXXX</text:p>
          </table:table-cell>
          <table:table-cell table:style-name="ce19" table:number-columns-repeated="5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Autonomous</text:p>
          </table:table-cell>
          <table:table-cell table:style-name="ce11"/>
          <table:table-cell table:style-name="ce20" table:number-columns-repeated="10"/>
          <table:table-cell table:style-name="ce35" table:number-columns-repeated="1012"/>
        </table:table-row>
        <table:table-row table:style-name="ro3">
          <table:table-cell table:style-name="ce4"/>
          <table:table-cell table:style-name="ce13" office:value-type="string" calcext:value-type="string">
            <text:p>Move/Push</text:p>
          </table:table-cell>
          <table:table-cell table:style-name="ce21" office:value-type="string" calcext:value-type="string">
            <text:p>r/t/c/0</text:p>
          </table:table-cell>
          <table:table-cell table:style-name="ce21" table:number-columns-repeated="5"/>
          <table:table-cell table:style-name="ce29" table:number-columns-repeated="4"/>
          <table:table-cell table:number-columns-repeated="1012"/>
        </table:table-row>
        <table:table-row table:style-name="ro3">
          <table:table-cell table:style-name="ce5"/>
          <table:table-cell table:style-name="ce14" office:value-type="string" calcext:value-type="string">
            <text:p>Do something</text:p>
          </table:table-cell>
          <table:table-cell table:style-name="ce22" office:value-type="string" calcext:value-type="string">
            <text:p>1/0</text:p>
          </table:table-cell>
          <table:table-cell table:style-name="ce22" table:number-columns-repeated="5"/>
          <table:table-cell table:style-name="ce30" table:number-columns-repeated="4"/>
          <table:table-cell table:number-columns-repeated="1012"/>
        </table:table-row>
        <table:table-row table:style-name="ro3">
          <table:table-cell table:style-name="ce4" office:value-type="string" calcext:value-type="string">
            <text:p>Teleop</text:p>
          </table:table-cell>
          <table:table-cell table:style-name="ce15"/>
          <table:table-cell table:style-name="ce20" table:number-columns-repeated="10"/>
          <table:table-cell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<text:s/>Landfill Tote</text:p>
          </table:table-cell>
          <table:table-cell table:style-name="ce21" office:value-type="string" calcext:value-type="string">
            <text:p>1/0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Player Sta Tote</text:p>
          </table:table-cell>
          <table:table-cell table:style-name="ce21" office:value-type="string" calcext:value-type="string">
            <text:p>1/0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Litter in Can</text:p>
          </table:table-cell>
          <table:table-cell table:style-name="ce21" office:value-type="string" calcext:value-type="string">
            <text:p>1/0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1" office:value-type="string" calcext:value-type="string">
            <text:p>Max can height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1" office:value-type="string" calcext:value-type="string">
            <text:p>Max tote height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1" office:value-type="string" calcext:value-type="string">
            <text:p>Number of Totes</text:p>
          </table:table-cell>
          <table:table-cell table:style-name="ce21" office:value-type="string" calcext:value-type="string">
            <text:p>X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6" office:value-type="string" calcext:value-type="string">
            <text:p>Best Alliance Robot</text:p>
          </table:table-cell>
          <table:table-cell table:style-name="ce21" office:value-type="string" calcext:value-type="string">
            <text:p>XXX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4">
          <table:table-cell table:style-name="ce6" office:value-type="string" calcext:value-type="string">
            <text:p>Comment</text:p>
          </table:table-cell>
          <table:table-cell/>
          <table:table-cell table:style-name="ce20"/>
          <table:table-cell table:style-name="ce24" table:number-columns-repeated="4"/>
          <table:table-cell table:style-name="ce26" table:number-columns-repeated="5"/>
          <table:table-cell table:number-columns-repeated="1012"/>
        </table:table-row>
        <table:table-row table:style-name="ro5">
          <table:table-cell table:style-name="ce7"/>
          <table:table-cell table:style-name="ce17" office:value-type="string" calcext:value-type="string">
            <text:p>pros</text:p>
          </table:table-cell>
          <table:table-cell table:style-name="ce23" table:number-columns-repeated="5"/>
          <table:table-cell table:style-name="ce27" table:number-columns-repeated="4"/>
          <table:table-cell table:style-name="ce34"/>
          <table:table-cell table:number-columns-repeated="1012"/>
        </table:table-row>
        <table:table-row table:style-name="ro6">
          <table:table-cell table:style-name="ce8"/>
          <table:table-cell table:style-name="ce18" office:value-type="string" calcext:value-type="string">
            <text:p>cons</text:p>
          </table:table-cell>
          <table:table-cell table:style-name="ce23" table:number-columns-repeated="5"/>
          <table:table-cell table:style-name="ce27" table:number-columns-repeated="4"/>
          <table:table-cell table:style-name="ce34"/>
          <table:table-cell table:number-columns-repeated="101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table:style-name="ce25"/>
          <table:table-cell table:number-columns-repeated="1019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Match.A9:Match.A16 Match.A1:Match.A1 Match.A3:Match.A7">
            <calcext:condition calcext:apply-style-name="ConditionalStyle_2" calcext:value="formula-is(MOD(ROW();2)=0)" calcext:base-cell-address="Match.A1"/>
          </calcext:conditional-format>
          <calcext:conditional-format calcext:target-range-address="Match.B9:Match.B16 Match.C3:Match.H5 Match.C10:Match.H16 Match.B3:Match.B6 Match.C7:Match.H7">
            <calcext:condition calcext:apply-style-name="ConditionalStyle_2" calcext:value="formula-is(MOD(ROW();2)=0)" calcext:base-cell-address="Match.B3"/>
          </calcext:conditional-format>
          <calcext:conditional-format calcext:target-range-address="Match.I10:Match.L16">
            <calcext:condition calcext:apply-style-name="ConditionalStyle_2" calcext:value="formula-is(MOD(ROW();2)=0)" calcext:base-cell-address="Match.I10"/>
          </calcext:conditional-format>
          <calcext:conditional-format calcext:target-range-address="Match.I3:Match.L5">
            <calcext:condition calcext:apply-style-name="ConditionalStyle_2" calcext:value="formula-is(MOD(ROW();2)=0)" calcext:base-cell-address="Match.I3"/>
          </calcext:conditional-format>
          <calcext:conditional-format calcext:target-range-address="Match.I7:Match.L7">
            <calcext:condition calcext:apply-style-name="ConditionalStyle_2" calcext:value="formula-is(MOD(ROW();2)=0)" calcext:base-cell-address="Match.I7"/>
          </calcext:conditional-format>
          <calcext:conditional-format calcext:target-range-address="Match.A17:Match.A17">
            <calcext:condition calcext:apply-style-name="ConditionalStyle_2" calcext:value="formula-is(MOD(ROW();2)=0)" calcext:base-cell-address="Match.A17"/>
          </calcext:conditional-format>
          <calcext:conditional-format calcext:target-range-address="Match.L18:Match.L19">
            <calcext:condition calcext:apply-style-name="ConditionalStyle_2" calcext:value="formula-is(MOD(ROW();2)=0)" calcext:base-cell-address="Match.L18"/>
          </calcext:conditional-format>
          <calcext:conditional-format calcext:target-range-address="Match.C18:Match.G19">
            <calcext:condition calcext:apply-style-name="ConditionalStyle_2" calcext:value="formula-is(MOD(ROW();2)=0)" calcext:base-cell-address="Match.C18"/>
          </calcext:conditional-format>
          <calcext:conditional-format calcext:target-range-address="Match.H18:Match.K19">
            <calcext:condition calcext:apply-style-name="ConditionalStyle_2" calcext:value="formula-is(MOD(ROW();2)=0)" calcext:base-cell-address="Match.H18"/>
          </calcext:conditional-format>
          <calcext:conditional-format calcext:target-range-address="Match.B18:Match.B18">
            <calcext:condition calcext:apply-style-name="ConditionalStyle_2" calcext:value="formula-is(MOD(ROW();2)=0)" calcext:base-cell-address="Match.B18"/>
          </calcext:conditional-format>
          <calcext:conditional-format calcext:target-range-address="Match.A18:Match.A18">
            <calcext:condition calcext:apply-style-name="ConditionalStyle_2" calcext:value="formula-is(MOD(ROW();2)=0)" calcext:base-cell-address="Match.A18"/>
          </calcext:conditional-format>
          <calcext:conditional-format calcext:target-range-address="Match.B7:Match.B7">
            <calcext:condition calcext:apply-style-name="ConditionalStyle_2" calcext:value="formula-is(MOD(ROW();2)=0)" calcext:base-cell-address="Match.B7"/>
          </calcext:conditional-format>
          <calcext:conditional-format calcext:target-range-address="Match.A8:Match.A8">
            <calcext:condition calcext:apply-style-name="ConditionalStyle_2" calcext:value="formula-is(MOD(ROW();2)=0)" calcext:base-cell-address="Match.A8"/>
          </calcext:conditional-format>
          <calcext:conditional-format calcext:target-range-address="Match.C8:Match.H8">
            <calcext:condition calcext:apply-style-name="ConditionalStyle_2" calcext:value="formula-is(MOD(ROW();2)=0)" calcext:base-cell-address="Match.C8"/>
          </calcext:conditional-format>
          <calcext:conditional-format calcext:target-range-address="Match.I8:Match.L8">
            <calcext:condition calcext:apply-style-name="ConditionalStyle_2" calcext:value="formula-is(MOD(ROW();2)=0)" calcext:base-cell-address="Match.I8"/>
          </calcext:conditional-format>
          <calcext:conditional-format calcext:target-range-address="Match.B8:Match.B8">
            <calcext:condition calcext:apply-style-name="ConditionalStyle_2" calcext:value="formula-is(MOD(ROW();2)=0)" calcext:base-cell-address="Match.B8"/>
          </calcext:conditional-format>
        </calcext:conditional-formats>
      </table:table>
      <table:table table:name="Pit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1" table:number-columns-repeated="1012" table:default-cell-style-name="Default"/>
        <table:table-row table:style-name="ro9">
          <table:table-cell table:style-name="ce36" office:value-type="string" calcext:value-type="string">
            <text:p>Sheet ID:</text:p>
          </table:table-cell>
          <table:table-cell table:style-name="ce9" table:number-columns-repeated="10"/>
          <table:table-cell table:style-name="ce32"/>
          <table:table-cell table:number-columns-repeated="1012"/>
        </table:table-row>
        <table:table-row table:style-name="ro10">
          <table:table-cell table:style-name="ce37" office:value-type="string" calcext:value-type="string">
            <text:p>Pit Scouting</text:p>
          </table:table-cell>
          <table:table-cell table:style-name="ce41"/>
          <table:table-cell table:style-name="ce10" office:value-type="string" calcext:value-type="string">
            <text:p>(1=yes, 2=no) (X's = digits)</text:p>
          </table:table-cell>
          <table:table-cell table:style-name="ce10" table:number-columns-repeated="8"/>
          <table:table-cell table:style-name="ce33"/>
          <table:table-cell table:number-columns-repeated="1012"/>
        </table:table-row>
        <table:table-row table:style-name="ro11">
          <table:table-cell table:style-name="ce38" office:value-type="string" calcext:value-type="string">
            <text:p>Team</text:p>
          </table:table-cell>
          <table:table-cell table:style-name="ce42"/>
          <table:table-cell table:style-name="ce45" office:value-type="string" calcext:value-type="string">
            <text:p>XXXX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2">
          <table:table-cell table:style-name="ce39" office:value-type="string" calcext:value-type="string">
            <text:p>Drive Train</text:p>
          </table:table-cell>
          <table:table-cell table:style-name="ce43"/>
          <table:table-cell table:style-name="ce46" table:number-columns-repeated="10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Tank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Mecanum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1">
          <table:table-cell table:style-name="ce39" office:value-type="string" calcext:value-type="string">
            <text:p>Mechanism</text:p>
          </table:table-cell>
          <table:table-cell table:style-name="ce43"/>
          <table:table-cell table:style-name="ce47" table:number-columns-repeated="5"/>
          <table:table-cell table:style-name="ce46"/>
          <table:table-cell table:style-name="ce50" table:number-columns-repeated="3"/>
          <table:table-cell table:style-name="ce46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Tote Lift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Can Lift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Litter in Can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1">
          <table:table-cell table:style-name="ce39" office:value-type="string" calcext:value-type="string">
            <text:p>Controls</text:p>
          </table:table-cell>
          <table:table-cell table:style-name="ce43"/>
          <table:table-cell table:style-name="ce46" table:number-columns-repeated="10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Pneumatics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Camera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Encoders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Range Finder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Gyro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49" table:number-columns-repeated="4"/>
          <table:table-cell table:number-columns-repeated="1012"/>
        </table:table-row>
        <table:table-row table:style-name="ro13">
          <table:table-cell table:style-name="ce40"/>
          <table:table-cell table:style-name="ce44" office:value-type="string" calcext:value-type="string">
            <text:p>Comment</text:p>
          </table:table-cell>
          <table:table-cell table:style-name="ce48" table:number-columns-repeated="10"/>
          <table:table-cell table:number-columns-repeated="1012"/>
        </table:table-row>
        <table:table-row table:style-name="ro7" table:number-rows-repeated="3">
          <table:table-cell table:number-columns-repeated="1024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Pit.A10:Pit.B16 Pit.C3:Pit.H3 Pit.H5:Pit.H6 Pit.H10:Pit.H10 Pit.H12:Pit.H16 Pit.C12:Pit.G16 Pit.C5:Pit.G10 Pit.A3:Pit.B9 Pit.H8:Pit.H9">
            <calcext:condition calcext:apply-style-name="ConditionalStyle_2" calcext:value="formula-is(MOD(ROW();2)=0)" calcext:base-cell-address="Pit.A3"/>
          </calcext:conditional-format>
          <calcext:conditional-format calcext:target-range-address="Pit.A1:Pit.A1">
            <calcext:condition calcext:apply-style-name="ConditionalStyle_2" calcext:value="formula-is(MOD(ROW();2)=0)" calcext:base-cell-address="Pit.A1"/>
          </calcext:conditional-format>
          <calcext:conditional-format calcext:target-range-address="Pit.I3:Pit.L3 Pit.L5:Pit.L6 Pit.L10:Pit.L10 Pit.I12:Pit.L16 Pit.I5:Pit.K10 Pit.L8:Pit.L9">
            <calcext:condition calcext:apply-style-name="ConditionalStyle_2" calcext:value="formula-is(MOD(ROW();2)=0)" calcext:base-cell-address="Pit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14.4pt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8:34:53.4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versluys</meta:initial-creator>
    <meta:print-date>2015-03-04T18:37:50.796000000</meta:print-date>
    <meta:creation-date>2015-02-14T16:21:59</meta:creation-date>
    <dc:date>2015-03-04T18:49:10.514000000</dc:date>
    <meta:generator>LibreOffice/4.4.1.2$Windows_x86 LibreOffice_project/45e2de17089c24a1fa810c8f975a7171ba4cd432</meta:generator>
    <meta:editing-duration>PT2H33M40S</meta:editing-duration>
    <meta:editing-cycles>13</meta:editing-cycles>
    <meta:document-statistic meta:table-count="2" meta:cell-count="61" meta:object-count="0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